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opacity="50%" draw:textarea-horizontal-align="justify" draw:textarea-vertical-align="middle" draw:auto-grow-height="false" draw:shadow="hidden" draw:shadow-opacity="50%"/>
    </style:style>
    <style:style style:name="gr3" style:family="graphic" style:parent-style-name="standard">
      <style:graphic-properties draw:fill="solid" draw:fill-color="#9999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5cm" fo:min-width="0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8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00b8ff" draw:opacity="50%" draw:textarea-horizontal-align="justify" draw:textarea-vertical-align="middle" draw:auto-grow-height="false" draw:shadow="hidden" draw:shadow-opacity="50%"/>
    </style:style>
    <style:style style:name="gr10" style:family="graphic" style:parent-style-name="standard">
      <style:graphic-properties draw:fill="solid" draw:fill-color="#00b8ff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fill="solid" draw:fill-color="#ff6633" draw:opacity="50%" draw:textarea-horizontal-align="justify" draw:textarea-vertical-align="middle" draw:auto-grow-height="false" draw:shadow="hidden" draw:shadow-opacity="50%"/>
    </style:style>
    <style:style style:name="gr12" style:family="graphic" style:parent-style-name="standard">
      <style:graphic-properties draw:fill="solid" draw:fill-color="#9999ff" draw:opacity="50%" draw:textarea-horizontal-align="justify" draw:textarea-vertical-align="middle" draw:auto-grow-height="false" draw:shadow="hidden" draw:shadow-offset-x="0.203cm" draw:shadow-offset-y="0.203cm" draw:shadow-opacity="50%"/>
    </style:style>
    <style:style style:name="gr13" style:family="graphic" style:parent-style-name="standard">
      <style:graphic-properties draw:fill="solid" draw:fill-color="#808000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 draw:shadow="hidden"/>
    </style:style>
    <style:style style:name="gr15" style:family="graphic" style:parent-style-name="standard">
      <style:graphic-properties draw:fill="solid" draw:fill-color="#ff8080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fill="solid" draw:fill-color="#ff6633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fill="solid" draw:fill-color="#aecf00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fill="solid" draw:fill-color="#800000" draw:textarea-horizontal-align="justify" draw:textarea-vertical-align="middle" draw:auto-grow-height="false" draw:shadow="hidden"/>
    </style:style>
    <style:style style:name="gr19" style:family="graphic" style:parent-style-name="objectwithoutfill">
      <style:graphic-properties draw:marker-start="Symmetric_20_Arrow" draw:marker-start-width="0.102cm" draw:marker-end="Symmetric_20_Arrow" draw:marker-end-width="0.102cm" draw:fill="none" draw:textarea-vertical-align="middle" draw:shadow="hidden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21" style:family="graphic" style:parent-style-name="standard">
      <style:graphic-properties draw:stroke="none" svg:stroke-color="#000000" draw:marker-start="Symmetric_20_Arrow" draw:marker-start-width="0.102cm" draw:marker-end="Symmetric_20_Arrow" draw:marker-end-width="0.102cm" draw:fill="none" draw:fill-color="#ffffff" draw:textarea-horizontal-align="left" draw:auto-grow-height="true" draw:auto-grow-width="true" fo:min-height="0cm" fo:min-width="0cm" draw:shadow="hidden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 draw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4cm" fo:min-width="0cm" draw:shadow="hidden"/>
    </style:style>
    <style:style style:name="gr25" style:family="graphic">
      <style:graphic-properties style:protect="size"/>
    </style:style>
    <style:style style:name="gr26" style:family="graphic" style:parent-style-name="objectwithoutfill">
      <style:graphic-properties svg:stroke-color="#999999" draw:marker-start="Symmetric_20_Arrow" draw:marker-start-width="0.102cm" draw:marker-end="Arrow" draw:marker-end-width="0.3cm" draw:fill="none" draw:textarea-vertical-align="middle" draw:shadow="hidden"/>
    </style:style>
    <style:style style:name="gr27" style:family="graphic" style:parent-style-name="standard">
      <style:graphic-properties draw:marker-start="Arrowheads_20_1" draw:fill="solid" draw:fill-color="#9999ff" draw:textarea-horizontal-align="justify" draw:textarea-vertical-align="middle" draw:auto-grow-height="false" draw:shadow="hidden"/>
    </style:style>
    <style:style style:name="gr28" style:family="graphic" style:parent-style-name="standard">
      <style:graphic-properties draw:marker-start="Arrowheads_20_1" draw:fill="solid" draw:fill-color="#280099" draw:textarea-horizontal-align="justify" draw:textarea-vertical-align="middle" draw:auto-grow-height="false" draw:shadow="hidden"/>
    </style:style>
    <style:style style:name="gr29" style:family="graphic" style:parent-style-name="standard">
      <style:graphic-properties draw:marker-start="" draw:fill="solid" draw:fill-color="#808000" draw:textarea-horizontal-align="justify" draw:textarea-vertical-align="middle" draw:auto-grow-height="false" draw:shadow="hidden"/>
    </style:style>
    <style:style style:name="gr30" style:family="graphic" style:parent-style-name="standard">
      <style:graphic-properties draw:marker-start="" draw:fill="solid" draw:fill-color="#00b8ff" draw:textarea-horizontal-align="justify" draw:textarea-vertical-align="middle" draw:auto-grow-height="false" draw:shadow="hidden"/>
    </style:style>
    <style:style style:name="gr31" style:family="graphic" style:parent-style-name="standard">
      <style:graphic-properties draw:marker-start="" draw:fill="solid" draw:fill-color="#aecf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draw:marker-start="" draw:fill="solid" draw:fill-color="#e6ff00" draw:textarea-horizontal-align="justify" draw:textarea-vertical-align="middle" draw:auto-grow-height="false" draw:shadow="hidden"/>
    </style:style>
    <style:style style:name="gr33" style:family="graphic" style:parent-style-name="standard">
      <style:graphic-properties draw:marker-start="" draw:fill="solid" draw:fill-color="#ff8080" draw:textarea-horizontal-align="justify" draw:textarea-vertical-align="middle" draw:auto-grow-height="false" draw:shadow="hidden"/>
    </style:style>
    <style:style style:name="gr34" style:family="graphic" style:parent-style-name="standard">
      <style:graphic-properties draw:marker-start="" draw:fill="solid" draw:fill-color="#000000" draw:textarea-horizontal-align="justify" draw:textarea-vertical-align="middle" draw:auto-grow-height="false" draw:shadow="hidden"/>
    </style:style>
    <style:style style:name="gr35" style:family="graphic" style:parent-style-name="standard">
      <style:graphic-properties draw:marker-start="Arrowheads_20_1" draw:fill="solid" draw:fill-color="#cfe7f5" draw:textarea-horizontal-align="justify" draw:textarea-vertical-align="middle" draw:auto-grow-height="false" draw:shadow="hidden"/>
    </style:style>
    <style:style style:name="gr36" style:family="graphic" style:parent-style-name="objectwithoutfill">
      <style:graphic-properties draw:marker-start="Symmetric_20_Arrow" draw:marker-start-width="0.102cm" draw:marker-end="Arrow" draw:marker-end-width="0.3cm" draw:fill="none" draw:textarea-vertical-align="middle" draw:shadow="hidden"/>
    </style:style>
    <style:style style:name="gr37" style:family="graphic" style:parent-style-name="objectwithoutfill">
      <style:graphic-properties svg:stroke-color="#000000" draw:marker-start="Symmetric_20_Arrow" draw:marker-start-width="0.102cm" draw:marker-end="Arrow" draw:marker-end-width="0.3cm" draw:fill="none" draw:textarea-vertical-align="middle" draw:shadow="hidden"/>
    </style:style>
    <style:style style:name="gr38" style:family="graphic" style:parent-style-name="standard">
      <style:graphic-properties draw:fill="solid" draw:fill-color="#800000" draw:textarea-horizontal-align="justify" draw:textarea-vertical-align="middle" draw:auto-grow-height="false" draw:shadow="hidden"/>
    </style:style>
    <style:style style:name="gr39" style:family="graphic" style:parent-style-name="standard" style:list-style-name="L1">
      <style:graphic-properties draw:marker-start="" draw:fill="solid" draw:fill-color="#ff6633" draw:textarea-horizontal-align="justify" draw:textarea-vertical-align="middle" draw:auto-grow-height="false" draw:shadow="hidden"/>
    </style:style>
    <style:style style:name="gr40" style:family="graphic" style:parent-style-name="standard" style:list-style-name="L1">
      <style:graphic-properties draw:marker-start="" draw:fill="solid" draw:fill-color="#ffffff" draw:textarea-horizontal-align="justify" draw:textarea-vertical-align="middle" draw:auto-grow-height="false" draw:shadow="hidden"/>
    </style:style>
    <style:style style:name="gr41" style:family="graphic" style:parent-style-name="objectwithoutfill">
      <style:graphic-properties svg:stroke-color="#808080" draw:marker-start="Symmetric_20_Arrow" draw:marker-start-width="0.102cm" draw:marker-end="Arrow" draw:marker-end-width="0.3cm" draw:fill="none" draw:textarea-vertical-align="middle" draw:shadow="hidden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color="#ffffff" fo:font-size="13pt" style:font-size-asian="13pt" style:font-size-complex="13pt"/>
    </style:style>
    <style:style style:name="P4" style:family="paragraph">
      <style:text-properties fo:color="#000000" fo:font-size="13pt" style:font-size-asian="13pt" style:font-size-complex="13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color="#ffffff" fo:font-size="13pt" style:font-size-asian="13pt" style:font-size-complex="13pt"/>
    </style:style>
    <style:style style:name="P7" style:family="paragraph">
      <style:paragraph-properties fo:text-align="center"/>
      <style:text-properties fo:font-size="13pt" style:font-size-asian="18pt" style:font-size-complex="18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10" style:family="paragraph">
      <style:paragraph-properties fo:text-align="center"/>
      <style:text-properties fo:color="#000000"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ffff" fo:font-size="13pt" style:font-size-asian="13pt" style:font-size-complex="13pt"/>
    </style:style>
    <style:style style:name="T3" style:family="text">
      <style:text-properties fo:color="#000000" fo:font-size="13pt" style:font-size-asian="13pt" style:font-size-complex="13pt"/>
    </style:style>
    <style:style style:name="T4" style:family="text">
      <style:text-properties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5" style:family="text">
      <style:text-properties fo:font-size="13pt" style:font-size-asian="18pt" style:font-size-complex="18pt"/>
    </style:style>
    <style:style style:name="T6" style:family="text">
      <style:text-properties fo:color="#ffffff"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7" style:family="text">
      <style:text-properties fo:color="#000000"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32cm" svg:height="20.492cm" svg:x="15.594cm" svg:y="0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514cm" svg:height="1.27cm" svg:x="7.112cm" svg:y="1.2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374cm" svg:height="1.27cm" svg:x="17.626cm" svg:y="8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0.492cm" svg:x="11.738cm" svg:y="0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514cm" svg:height="1.27cm" svg:x="5.08cm" svg:y="1.23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239cm" svg:height="1.015cm" svg:x="16.256cm" svg:y="1.486cm">
          <draw:text-box>
            <text:p><text:span text:style-name="T1">Tod</text:span></text:p>
          </draw:text-box>
        </draw:frame>
        <draw:frame draw:style-name="gr6" draw:layer="layout" svg:width="2.17cm" svg:height="1.016cm" svg:x="11.638cm" svg:y="0.508cm">
          <draw:text-box>
            <text:p><text:span text:style-name="T1">1. Video</text:span></text:p>
          </draw:text-box>
        </draw:frame>
        <draw:frame draw:style-name="gr7" draw:layer="layout" svg:width="2.077cm" svg:height="0.763cm" svg:x="4.989cm" svg:y="1.486cm">
          <draw:text-box>
            <text:p><text:span text:style-name="T1">Bennett</text:span></text:p>
          </draw:text-box>
        </draw:frame>
        <draw:custom-shape draw:style-name="gr8" draw:text-style-name="P1" draw:layer="layout" svg:width="22.92cm" svg:height="1.27cm" svg:x="5.08cm" svg:y="4.71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223cm" svg:height="0.763cm" svg:x="5.034cm" svg:y="4.979cm">
          <draw:text-box>
            <text:p><text:span text:style-name="T1">Anderson/O'Keefe</text:span></text:p>
          </draw:text-box>
        </draw:frame>
        <draw:custom-shape draw:style-name="gr9" draw:text-style-name="P1" draw:layer="layout" svg:width="3.556cm" svg:height="1.27cm" svg:x="0cm" svg:y="3.01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747cm" svg:height="0.763cm" svg:x="0.085cm" svg:y="3.258cm">
          <draw:text-box>
            <text:p><text:span text:style-name="T1">Ikarus</text:span></text:p>
          </draw:text-box>
        </draw:frame>
        <draw:frame draw:style-name="gr6" draw:layer="layout" svg:width="2.17cm" svg:height="1.016cm" svg:x="15.494cm" svg:y="0.508cm">
          <draw:text-box>
            <text:p><text:span text:style-name="T1">2. Video</text:span></text:p>
          </draw:text-box>
        </draw:frame>
        <draw:custom-shape draw:style-name="gr10" draw:text-style-name="P1" draw:layer="layout" svg:width="7.934cm" svg:height="1.27cm" svg:x="20.066cm" svg:y="3.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.92cm" svg:height="1.27cm" svg:x="5.08cm" svg:y="6.4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594cm" svg:height="0.763cm" svg:x="4.988cm" svg:y="6.674cm">
          <draw:text-box>
            <text:p><text:span text:style-name="T1">Barry</text:span></text:p>
          </draw:text-box>
        </draw:frame>
        <draw:custom-shape draw:style-name="gr12" draw:text-style-name="P1" draw:layer="layout" svg:width="18.856cm" svg:height="1.27cm" svg:x="9.19cm" svg:y="8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1.518cm" svg:height="0.763cm" svg:x="9.298cm" svg:y="8.398cm">
          <draw:text-box>
            <text:p><text:span text:style-name="T1">Liara</text:span></text:p>
          </draw:text-box>
        </draw:frame>
        <draw:custom-shape draw:style-name="gr13" draw:text-style-name="P1" draw:layer="layout" svg:width="16.262cm" svg:height="1.27cm" svg:x="11.738cm" svg:y="9.838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2.813cm" svg:height="0.763cm" svg:x="11.938cm" svg:y="10.121cm">
          <draw:text-box>
            <text:p><text:span text:style-name="T1">Widerstand</text:span></text:p>
          </draw:text-box>
        </draw:frame>
        <draw:custom-shape draw:style-name="gr15" draw:text-style-name="P1" draw:layer="layout" svg:width="16.262cm" svg:height="1.116cm" svg:x="11.738cm" svg:y="11.54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525cm" svg:height="0.763cm" svg:x="11.838cm" svg:y="11.746cm">
          <draw:text-box>
            <text:p><text:span text:style-name="T1">Bundesdienste</text:span></text:p>
          </draw:text-box>
        </draw:frame>
        <draw:custom-shape draw:style-name="gr16" draw:text-style-name="P1" draw:layer="layout" svg:width="12.406cm" svg:height="1.27cm" svg:x="15.594cm" svg:y="6.4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3.074cm" svg:height="1.17cm" svg:x="4.926cm" svg:y="13.27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356cm" svg:height="0.763cm" svg:x="4.91cm" svg:y="13.477cm">
          <draw:text-box>
            <text:p><text:span text:style-name="T1">Journalie</text:span></text:p>
          </draw:text-box>
        </draw:frame>
        <draw:custom-shape draw:style-name="gr18" draw:text-style-name="P1" draw:layer="layout" svg:width="23.074cm" svg:height="1.17cm" svg:x="4.926cm" svg:y="14.94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721cm" svg:height="0.763cm" svg:x="4.91cm" svg:y="15.155cm">
          <draw:text-box>
            <text:p><text:span text:style-name="T2">Politik</text:span></text:p>
          </draw:text-box>
        </draw:frame>
        <draw:line draw:style-name="gr19" draw:text-style-name="P1" draw:layer="layout" svg:x1="20.066cm" svg:y1="0cm" svg:x2="20.066cm" svg:y2="21cm">
          <text:p/>
        </draw:line>
        <draw:custom-shape draw:style-name="gr20" draw:text-style-name="P1" draw:layer="layout" svg:width="23.074cm" svg:height="1.17cm" svg:x="4.926cm" svg:y="16.572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388cm" svg:height="0.763cm" svg:x="4.91cm" svg:y="16.779cm">
          <draw:text-box>
            <text:p><text:span text:style-name="T2">Lobby “mittelstand”</text:span></text:p>
          </draw:text-box>
        </draw:frame>
        <draw:frame draw:style-name="gr21" draw:layer="layout" svg:width="1.979cm" svg:height="0.962cm" svg:x="0cm" svg:y="0cm">
          <draw:text-box>
            <text:p>Teil 1</text:p>
          </draw:text-box>
        </draw:frame>
        <draw:frame draw:style-name="gr21" draw:layer="layout" svg:width="1.979cm" svg:height="0.962cm" svg:x="20.119cm" svg:y="0.054cm">
          <draw:text-box>
            <text:p>Teil 2</text:p>
          </draw:text-box>
        </draw:frame>
        <draw:custom-shape draw:style-name="gr22" draw:text-style-name="P1" draw:layer="layout" svg:width="7.95cm" svg:height="1.17cm" svg:x="20.066cm" svg:y="18.196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3.194cm" svg:height="0.763cm" svg:x="20.174cm" svg:y="18.403cm">
          <draw:text-box>
            <text:p><text:span text:style-name="T3">Lobby “good”</text:span></text:p>
          </draw:text-box>
        </draw:frame>
        <draw:frame draw:style-name="gr24" draw:text-style-name="P2" draw:layer="layout" svg:width="1.543cm" svg:height="1.014cm" svg:x="2.186cm" svg:y="3.264cm">
          <draw:text-box>
            <text:p><text:span text:style-name="T1">“</text:span><text:span text:style-name="T1">Tod”</text:span></text:p>
          </draw:text-box>
        </draw:frame>
        <draw:frame draw:style-name="gr24" draw:text-style-name="P2" draw:layer="layout" svg:width="3.524cm" svg:height="1.014cm" svg:x="20.066cm" svg:y="3.264cm">
          <draw:text-box>
            <text:p><text:span text:style-name="T1">“</text:span><text:span text:style-name="T1">Auferstehung”</text:span></text:p>
          </draw:text-box>
        </draw:frame>
        <draw:custom-shape draw:style-name="gr20" draw:text-style-name="P1" draw:layer="layout" svg:width="23.074cm" svg:height="1.17cm" svg:x="4.926cm" svg:y="19.812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118cm" svg:height="0.763cm" svg:x="4.91cm" svg:y="20.019cm">
          <draw:text-box>
            <text:p><text:span text:style-name="T2">Lobby “DAX”</text:span></text:p>
          </draw:text-box>
        </draw:frame>
        <presentation:notes draw:style-name="dp2">
          <draw:page-thumbnail draw:style-name="gr2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26" draw:text-style-name="P1" draw:layer="layout" svg:x1="26.924cm" svg:y1="11.176cm" svg:x2="17.526cm" svg:y2="2.286cm">
          <text:p/>
        </draw:line>
        <draw:custom-shape draw:style-name="gr27" draw:text-style-name="P5" draw:layer="layout" svg:width="2.032cm" svg:height="2.032cm" svg:x="17.018cm" svg:y="5.842cm">
          <text:p text:style-name="P1"><text:span text:style-name="T1">Li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2.032cm" svg:height="2.032cm" svg:x="1.27cm" svg:y="18.542cm">
          <text:p text:style-name="P1"><text:span text:style-name="T1">Li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2.032cm" svg:height="2.032cm" svg:x="8.128cm" svg:y="12.192cm">
          <text:p text:style-name="P1"><text:span text:style-name="T2">P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2.032cm" svg:height="2.032cm" svg:x="24.384cm" svg:y="1.27cm">
          <text:p text:style-name="P1"><text:span text:style-name="T4">Wider-</text:span></text:p>
          <text:p text:style-name="P1"><text:span text:style-name="T4">st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draw:layer="layout" svg:width="2.032cm" svg:height="2.032cm" svg:x="24.384cm" svg:y="18.034cm">
          <text:p text:style-name="P1"><text:span text:style-name="T5">Ikar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2.032cm" svg:height="2.032cm" svg:x="15.494cm" svg:y="1.27cm">
          <text:p text:style-name="P1"><text:span text:style-name="T4">Journal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2.032cm" svg:height="2.032cm" svg:x="9.398cm" svg:y="1.016cm">
          <text:p text:style-name="P1"><text:span text:style-name="T4">C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draw:layer="layout" svg:width="2.032cm" svg:height="2.032cm" svg:x="2.794cm" svg:y="8.89cm">
          <text:p text:style-name="P1"><text:span text:style-name="T4">BDien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2.032cm" svg:height="2.032cm" svg:x="1.27cm" svg:y="3.864cm">
          <text:p text:style-name="P1"><text:span text:style-name="T6">Lobby</text:span></text:p>
          <text:p text:style-name="P1"><text:span text:style-name="T6">“</text:span><text:span text:style-name="T6">evil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2.032cm" svg:height="2.032cm" svg:x="22.352cm" svg:y="7.874cm">
          <text:p text:style-name="P1"><text:span text:style-name="T1">Bennet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6.51cm" svg:y1="3.302cm" svg:x2="18.034cm" svg:y2="5.842cm">
          <text:p/>
        </draw:line>
        <draw:line draw:style-name="gr26" draw:text-style-name="P1" draw:layer="layout" svg:x1="19.05cm" svg:y1="6.858cm" svg:x2="24.384cm" svg:y2="2.286cm">
          <text:p/>
        </draw:line>
        <draw:line draw:style-name="gr36" draw:text-style-name="P1" draw:layer="layout" svg:x1="22.352cm" svg:y1="8.89cm" svg:x2="15.24cm" svg:y2="10.414cm">
          <text:p/>
        </draw:line>
        <draw:line draw:style-name="gr36" draw:text-style-name="P1" draw:layer="layout" svg:x1="25.4cm" svg:y1="18.034cm" svg:x2="23.368cm" svg:y2="9.906cm">
          <text:p/>
        </draw:line>
        <draw:line draw:style-name="gr36" draw:text-style-name="P1" draw:layer="layout" svg:x1="25.4cm" svg:y1="18.034cm" svg:x2="25.4cm" svg:y2="3.302cm">
          <text:p/>
        </draw:line>
        <draw:line draw:style-name="gr37" draw:text-style-name="P1" draw:layer="layout" svg:x1="3.302cm" svg:y1="4.826cm" svg:x2="24.384cm" svg:y2="19.05cm">
          <text:p/>
        </draw:line>
        <draw:line draw:style-name="gr26" draw:text-style-name="P1" draw:layer="layout" svg:x1="4.826cm" svg:y1="9.906cm" svg:x2="24.384cm" svg:y2="19.05cm">
          <text:p/>
        </draw:line>
        <draw:custom-shape draw:style-name="gr38" draw:text-style-name="P6" draw:layer="layout" svg:width="2.032cm" svg:height="2.032cm" svg:x="7.874cm" svg:y="5.334cm">
          <text:p text:style-name="P1"><text:span text:style-name="T2">Politi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9" draw:layer="layout" svg:width="2.032cm" svg:height="2.032cm" svg:x="13.208cm" svg:y="9.398cm">
          <text:p text:style-name="P1"><text:span text:style-name="T4">Bar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22.352cm" svg:y1="8.89cm" svg:x2="19.05cm" svg:y2="6.858cm">
          <text:p/>
        </draw:line>
        <draw:line draw:style-name="gr36" draw:text-style-name="P1" draw:layer="layout" svg:x1="3.81cm" svg:y1="8.89cm" svg:x2="7.874cm" svg:y2="6.35cm">
          <text:p/>
        </draw:line>
        <draw:line draw:style-name="gr36" draw:text-style-name="P1" draw:layer="layout" svg:x1="10.414cm" svg:y1="3.048cm" svg:x2="3.81cm" svg:y2="8.89cm">
          <text:p/>
        </draw:line>
        <draw:line draw:style-name="gr36" draw:text-style-name="P1" draw:layer="layout" svg:x1="10.414cm" svg:y1="3.048cm" svg:x2="8.89cm" svg:y2="5.334cm">
          <text:p/>
        </draw:line>
        <draw:line draw:style-name="gr36" draw:text-style-name="P1" draw:layer="layout" svg:x1="3.302cm" svg:y1="4.826cm" svg:x2="7.874cm" svg:y2="6.35cm">
          <text:p/>
        </draw:line>
        <draw:line draw:style-name="gr26" draw:text-style-name="P1" draw:layer="layout" svg:x1="24.384cm" svg:y1="2.286cm" svg:x2="17.526cm" svg:y2="2.286cm">
          <text:p/>
        </draw:line>
        <draw:line draw:style-name="gr36" draw:text-style-name="P1" draw:layer="layout" svg:x1="24.384cm" svg:y1="2.286cm" svg:x2="9.906cm" svg:y2="6.35cm">
          <text:p/>
        </draw:line>
        <draw:line draw:style-name="gr36" draw:text-style-name="P1" draw:layer="layout" svg:x1="13.208cm" svg:y1="10.414cm" svg:x2="4.826cm" svg:y2="9.906cm">
          <text:p/>
        </draw:line>
        <draw:line draw:style-name="gr26" draw:text-style-name="P1" draw:layer="layout" svg:x1="13.97cm" svg:y1="9.398cm" svg:x2="10.414cm" svg:y2="3.048cm">
          <text:p/>
        </draw:line>
        <draw:line draw:style-name="gr26" draw:text-style-name="P1" draw:layer="layout" svg:x1="3.302cm" svg:y1="4.826cm" svg:x2="13.208cm" svg:y2="10.414cm">
          <text:p/>
        </draw:line>
        <draw:line draw:style-name="gr36" draw:text-style-name="P1" draw:layer="layout" svg:x1="16.51cm" svg:y1="3.302cm" svg:x2="9.906cm" svg:y2="6.35cm">
          <text:p/>
        </draw:line>
        <draw:line draw:style-name="gr26" draw:text-style-name="P1" draw:layer="layout" svg:x1="4.826cm" svg:y1="9.906cm" svg:x2="16.51cm" svg:y2="3.302cm">
          <text:p/>
        </draw:line>
        <draw:line draw:style-name="gr36" draw:text-style-name="P1" draw:layer="layout" svg:x1="25.4cm" svg:y1="18.034cm" svg:x2="15.24cm" svg:y2="10.414cm">
          <text:p/>
        </draw:line>
        <draw:custom-shape draw:style-name="gr40" draw:text-style-name="P10" draw:layer="layout" svg:width="2.032cm" svg:height="2.032cm" svg:x="25.968cm" svg:y="11.176cm">
          <text:p text:style-name="P1"><text:span text:style-name="T7">Lobby</text:span></text:p>
          <text:p text:style-name="P1"><text:span text:style-name="T7">“</text:span><text:span text:style-name="T7">good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26.924cm" svg:y1="11.176cm" svg:x2="25.4cm" svg:y2="3.302cm">
          <text:p/>
        </draw:line>
        <draw:line draw:style-name="gr41" draw:text-style-name="P1" draw:layer="layout" svg:x1="26.924cm" svg:y1="13.208cm" svg:x2="25.4cm" svg:y2="18.034cm">
          <text:p/>
        </draw:line>
        <draw:line draw:style-name="gr26" draw:text-style-name="P1" draw:layer="layout" svg:x1="25.968cm" svg:y1="12.192cm" svg:x2="9.906cm" svg:y2="6.35cm">
          <text:p/>
        </draw:line>
        <draw:line draw:style-name="gr42" draw:text-style-name="P1" draw:layer="layout" svg:x1="3.302cm" svg:y1="4.826cm" svg:x2="15.494cm" svg:y2="2.286cm">
          <text:p/>
        </draw:line>
        <draw:line draw:style-name="gr42" draw:text-style-name="P1" draw:layer="layout" svg:x1="9.144cm" svg:y1="12.192cm" svg:x2="8.89cm" svg:y2="7.366cm">
          <text:p/>
        </draw:line>
        <draw:line draw:style-name="gr42" draw:text-style-name="P1" draw:layer="layout" svg:x1="3.302cm" svg:y1="4.826cm" svg:x2="9.144cm" svg:y2="12.192cm">
          <text:p/>
        </draw:line>
        <draw:line draw:style-name="gr42" draw:text-style-name="P1" draw:layer="layout" svg:x1="9.144cm" svg:y1="12.192cm" svg:x2="16.51cm" svg:y2="3.302cm">
          <text:p/>
        </draw:line>
        <draw:line draw:style-name="gr42" draw:text-style-name="P1" draw:layer="layout" svg:x1="9.906cm" svg:y1="6.35cm" svg:x2="17.018cm" svg:y2="6.858cm">
          <text:p/>
        </draw:line>
        <draw:line draw:style-name="gr42" draw:text-style-name="P1" draw:layer="layout" svg:x1="9.398cm" svg:y1="2.032cm" svg:x2="3.302cm" svg:y2="4.826cm">
          <text:p/>
        </draw:line>
        <presentation:notes draw:style-name="dp2">
          <draw:page-thumbnail draw:style-name="gr2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presentation:notes draw:style-name="dp2">
          <draw:page-thumbnail draw:style-name="gr2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131" svg:d="m0 564 564 567 567-567-567-564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8T17:33:21</meta:creation-date>
    <dc:date>2014-04-25T15:50:41</dc:date>
    <meta:editing-duration>PT5H34M43S</meta:editing-duration>
    <meta:editing-cycles>11</meta:editing-cycles>
    <meta:generator>LibreOffice/3.5$Linux_X86_64 LibreOffice_project/350m1$Build-2</meta:generator>
    <meta:document-statistic meta:object-count="108"/>
  </office:meta>
</office:document-meta>
</file>